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5.443cm"/>
    </style:style>
    <style:style style:name="co3" style:family="table-column">
      <style:table-column-properties fo:break-before="auto" style:column-width="5.692cm"/>
    </style:style>
    <style:style style:name="co4" style:family="table-column">
      <style:table-column-properties fo:break-before="auto" style:column-width="4.805cm"/>
    </style:style>
    <style:style style:name="co5" style:family="table-column">
      <style:table-column-properties fo:break-before="auto" style:column-width="17.066cm"/>
    </style:style>
    <style:style style:name="co6" style:family="table-column">
      <style:table-column-properties fo:break-before="auto" style:column-width="2.484cm"/>
    </style:style>
    <style:style style:name="co7"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1cm" fo:break-before="auto" style:use-optimal-row-height="true"/>
    </style:style>
    <style:style style:name="ro3"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ext-properties style:font-name="Arial1" style:font-name-complex="Arial1"/>
    </style:style>
    <style:style style:name="ce4"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style:font-name="Arial1" style:font-name-complex="Arial1"/>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number-columns-repeated="2"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number-columns-repeated="20" table:default-cell-style-name="Excel_20_Built-in_20_Normal"/>
        <table:table-column table:style-name="co7"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5" table:number-columns-repeated="20"/>
          <table:table-cell table:number-columns-repeated="998"/>
        </table:table-row>
        <table:table-row table:style-name="ro1">
          <table:table-cell table:style-name="ce2" office:value-type="string">
            <text:p>(SEO ou accessiblité ?)</text:p>
          </table:table-cell>
          <table:table-cell table:number-columns-repeated="3"/>
          <table:table-cell table:style-name="ce4"/>
          <table:table-cell table:number-columns-repeated="1019"/>
        </table:table-row>
        <table:table-row table:style-name="ro1">
          <table:table-cell/>
          <table:table-cell office:value-type="string">
            <text:p>&lt;html lang="Default"&gt;</text:p>
          </table:table-cell>
          <table:table-cell table:style-name="ce3" office:value-type="string">
            <text:p>recommandé par les Directives d’accessibilité Web de W3C</text:p>
          </table:table-cell>
          <table:table-cell office:value-type="string">
            <text:p>indiquer la langue du site</text:p>
          </table:table-cell>
          <table:table-cell office:value-type="string">
            <text:p>fr</text:p>
          </table:table-cell>
          <table:table-cell office:value-type="string">
            <text:p><text:a xlink:href="https://www.w3.org/International/questions/qa-lang-why.fr">https://www.w3.org/International/questions/qa-lang-why.fr</text:a></text:p>
          </table:table-cell>
          <table:table-cell table:number-columns-repeated="1018"/>
        </table:table-row>
        <table:table-row table:style-name="ro2">
          <table:table-cell/>
          <table:table-cell office:value-type="string">
            <text:p>&lt;meta name="keywords" content="seo,</text:p>
          </table:table-cell>
          <table:table-cell office:value-type="string">
            <text:p>balise plus prise en compte par moteur de recherche et donne nos mots-clés aux concurrents</text:p>
          </table:table-cell>
          <table:table-cell office:value-type="string">
            <text:p>delete cette balise</text:p>
          </table:table-cell>
          <table:table-cell office:value-type="string">
            <text:p>delete cette balise</text:p>
          </table:table-cell>
          <table:table-cell office:value-type="string">
            <text:p><text:a xlink:href="https://support.google.com/programmable-search/answer/2595557?hl=fr">https://support.google.com/programmable-search/answer/2595557?hl=fr</text:a></text:p>
            <text:p><text:a xlink:href="https://developer.mozilla.org/fr/docs/Learn/HTML/Introduction_to_HTML/The_head_metadata_in_HTML#apprentissage_actif_utilisation_des_descriptions_dans_les_moteurs_de_recherche">https://developer.mozilla.org/fr/docs/Learn/HTML/Introduction_to_HTML/The_head_metadata_in_HTML#apprentissage_actif_utilisation_des_descriptions_dans_les_moteurs_de_recherche</text:a></text:p>
          </table:table-cell>
          <table:table-cell table:number-columns-repeated="1018"/>
        </table:table-row>
        <table:table-row table:style-name="ro1">
          <table:table-cell/>
          <table:table-cell office:value-type="string">
            <text:p>&lt;meta name="description" content=""&gt;</text:p>
          </table:table-cell>
          <table:table-cell office:value-type="string">
            <text:p>le contenu est vide</text:p>
          </table:table-cell>
          <table:table-cell office:value-type="string">
            <text:p>la description donne envie au visiteur de cliquer sur le lien elle argumente le contenu du site et inclus les mots clés pris en charge par le moteur de recherche pour améliorer le SEO</text:p>
          </table:table-cell>
          <table:table-cell office:value-type="string">
            <text:p>écrire une description pertinente et avec des mots-clés</text:p>
          </table:table-cell>
          <table:table-cell office:value-type="string">
            <text:p>https://developer.mozilla.org/fr/docs/Learn/HTML/Introduction_to_HTML/The_head_metadata_in_HTML#ajouter_le_nom_de_lauteur_et_une_description</text:p>
          </table:table-cell>
          <table:table-cell table:number-columns-repeated="1018"/>
        </table:table-row>
        <table:table-row table:style-name="ro1">
          <table:table-cell/>
          <table:table-cell office:value-type="string">
            <text:p>&lt;link rel="shortcut icon" type="image/png" href="favicon.jpg"&gt;</text:p>
          </table:table-cell>
          <table:table-cell office:value-type="string">
            <text:p>l'utilisation peut être pertinente mais l'attribut type ne correspond pas avec le format de la favicon qui est en jpg</text:p>
          </table:table-cell>
          <table:table-cell office:value-type="string">
            <text:p>privilégier le png </text:p>
          </table:table-cell>
          <table:table-cell office:value-type="string">
            <text:p>favicon sous format png au lieu de jpg</text:p>
          </table:table-cell>
          <table:table-cell office:value-type="string">
            <text:p>https://www.w3.org/2005/10/howto-favicon <text:a xlink:href="https://developer.mozilla.org/fr/docs/Glossary/Favicon">https://developer.mozilla.org/fr/docs/Glossary/Favicon</text:a> </text:p>
          </table:table-cell>
          <table:table-cell table:number-columns-repeated="1018"/>
        </table:table-row>
        <table:table-row table:style-name="ro1">
          <table:table-cell/>
          <table:table-cell office:value-type="string">
            <text:p>style.css pas dans dossier css</text:p>
          </table:table-cell>
          <table:table-cell office:value-type="string">
            <text:p>mettre tous ces fichiers css dans un meme dossier et réaliser des sous-dossiers</text:p>
          </table:table-cell>
          <table:table-cell table:style-name="ce3" office:value-type="string">
            <text:p><text:span text:style-name="T1">mettre tous ces fichiers css dans un meme dossier et réaliser des sous-dossiers</text:span></text:p>
          </table:table-cell>
          <table:table-cell office:value-type="string">
            <text:p>deplacer style.css dans dossier css</text:p>
          </table:table-cell>
          <table:table-cell table:number-columns-repeated="1019"/>
        </table:table-row>
        <table:table-row table:style-name="ro1">
          <table:table-cell/>
          <table:table-cell office:value-type="string">
            <text:p>&lt;title&gt;.&lt;/title&gt;</text:p>
          </table:table-cell>
          <table:table-cell office:value-type="string">
            <text:p>pas de titre pour le site !</text:p>
          </table:table-cell>
          <table:table-cell office:value-type="string">
            <text:p>Choisir un titre attirant</text:p>
          </table:table-cell>
          <table:table-cell office:value-type="string">
            <text:p>Choisir un titre</text:p>
          </table:table-cell>
          <table:table-cell office:value-type="string">
            <text:p><text:a xlink:href="https://developer.mozilla.org/fr/docs/Web/HTML/Element/title">https://developer.mozilla.org/fr/docs/Web/HTML/Element/title</text:a></text:p>
          </table:table-cell>
          <table:table-cell table:number-columns-repeated="1018"/>
        </table:table-row>
        <table:table-row table:style-name="ro1">
          <table:table-cell/>
          <table:table-cell office:value-type="string">
            <text:p>&lt;div class="keywords" style="color:#cccccc;font-size:1px;"&gt;</text:p>
          </table:table-cell>
          <table:table-cell office:value-type="string">
            <text:p>cette classe cachée pour tromper google peut être interprétée comme du black hat</text:p>
          </table:table-cell>
          <table:table-cell office:value-type="string">
            <text:p>interdiction d'écrire ces balises</text:p>
          </table:table-cell>
          <table:table-cell office:value-type="string">
            <text:p>supprimer ces balises</text:p>
          </table:table-cell>
          <table:table-cell office:value-type="string">
            <text:p><text:a xlink:href="https://developers.google.com/search/docs/advanced/guidelines/irrelevant-keywords?visit_id=637926920463511199-1534913045&amp;rd=1">https://developers.google.com/search/docs/advanced/guidelines/irrelevant-keywords?visit_id=637926920463511199-1534913045&amp;rd=1</text:a></text:p>
          </table:table-cell>
          <table:table-cell table:number-columns-repeated="1018"/>
        </table:table-row>
        <table:table-row table:style-name="ro2">
          <table:table-cell/>
          <table:table-cell office:value-type="string">
            <text:p>&lt;a class="navbar-brand"</text:p>
          </table:table-cell>
          <table:table-cell office:value-type="string">
            <text:p>attribut alt ne décrit pas image mais utilise que des mots-clés pour tromper google</text:p>
            <text:p>La page 2 indique un autre contenu …</text:p>
          </table:table-cell>
          <table:table-cell office:value-type="string">
            <text:p>décrire l'image pour les logiciels d'accessibilité</text:p>
          </table:table-cell>
          <table:table-cell office:value-type="string">
            <text:p>décrire l'image correctement</text:p>
          </table:table-cell>
          <table:table-cell office:value-type="string">
            <text:p><text:a xlink:href="https://blog.comexplorer.com/attribut-alt-images-interet#:~:text=L'attribut%20«%20alt%20»%20doit,un%20long%20paragraphe%20de%20description">https://blog.comexplorer.com/attribut-alt-images-interet#:~:text=L'attribut%20%C2%AB%20alt%20%C2%BB%20doit,un%20long%20paragraphe%20de%20description</text:a>.</text:p>
          </table:table-cell>
          <table:table-cell table:number-columns-repeated="1018"/>
        </table:table-row>
        <table:table-row table:style-name="ro1">
          <table:table-cell/>
          <table:table-cell office:value-type="string">
            <text:p>code de suivi GA non indiqué</text:p>
          </table:table-cell>
          <table:table-cell office:value-type="string">
            <text:p>entreprise a un compte GA ?</text:p>
          </table:table-cell>
          <table:table-cell office:value-type="string">
            <text:p>inclure son code GA</text:p>
          </table:table-cell>
          <table:table-cell office:value-type="string">
            <text:p>Créer compte GA et le lier ou indiquer le code de suivi</text:p>
          </table:table-cell>
          <table:table-cell office:value-type="string">
            <text:p><text:a xlink:href="https://openclassrooms.com/fr/courses/5561431-augmentez-votre-trafic-grace-au-referencement-naturel-seo/6737231-entrainez-vous-en-optimisant-votre-premiere-page-de-contenu">https://openclassrooms.com/fr/courses/5561431-augmentez-votre-trafic-grace-au-referencement-naturel-seo/6737231-entrainez-vous-en-optimisant-votre-premiere-page-de-contenu</text:a></text:p>
          </table:table-cell>
          <table:table-cell table:number-columns-repeated="1018"/>
        </table:table-row>
        <table:table-row table:style-name="ro1">
          <table:table-cell/>
          <table:table-cell office:value-type="string">
            <text:p>&lt;button id="nav-toggle"</text:p>
          </table:table-cell>
          <table:table-cell office:value-type="string">
            <text:p>apparaît que sur page 2 pk page 1 ?</text:p>
          </table:table-cell>
          <table:table-cell office:value-type="string">
            <text:p>ne pas copier coller du code si celui-ci n'est pas réutilisé sur une autre page</text:p>
          </table:table-cell>
          <table:table-cell office:value-type="string">
            <text:p>supp cette balise button de la page 1</text:p>
          </table:table-cell>
          <table:table-cell table:number-columns-repeated="1019"/>
        </table:table-row>
        <table:table-row table:style-name="ro1">
          <table:table-cell/>
          <table:table-cell office:value-type="string">
            <text:p>le header est écrit 2 fois avec des li vide</text:p>
          </table:table-cell>
          <table:table-cell office:value-type="string">
            <text:p>surcharge du code</text:p>
          </table:table-cell>
          <table:table-cell office:value-type="string">
            <text:p>ne pas coder 2 fois la meme chose</text:p>
          </table:table-cell>
          <table:table-cell office:value-type="string">
            <text:p>réécrire le header</text:p>
          </table:table-cell>
          <table:table-cell table:number-columns-repeated="1019"/>
        </table:table-row>
        <table:table-row table:style-name="ro1">
          <table:table-cell/>
          <table:table-cell office:value-type="string">
            <text:p>les commentaires ne sont pas indicatifs</text:p>
          </table:table-cell>
          <table:table-cell office:value-type="string">
            <text:p>on comprend pas bloc 0 bloc 6 …</text:p>
          </table:table-cell>
          <table:table-cell office:value-type="string">
            <text:p>utiliser les commentaires pour décrire les différentes parties</text:p>
          </table:table-cell>
          <table:table-cell office:value-type="string">
            <text:p>supprimer ces commentaires de bloc 0 et bloc 6 et indiquer à quelle partie du site ils correspondent</text:p>
          </table:table-cell>
          <table:table-cell office:value-type="string">
            <text:p>https://developer.mozilla.org/fr/docs/Learn/HTML/Introduction_to_HTML/Getting_started#commentaires_en_html</text:p>
          </table:table-cell>
          <table:table-cell table:number-columns-repeated="1018"/>
        </table:table-row>
        <table:table-row table:style-name="ro1">
          <table:table-cell/>
          <table:table-cell office:value-type="string">
            <text:p>&lt;div class="bloc bg-dots-bg bg-repeat bgc-atomic-tangerine d-bloc bloc-bg-texture texture-paper" id="bloc-6"&gt;</text:p>
          </table:table-cell>
          <table:table-cell office:value-type="string">
            <text:p>nom de classe incompréhensible et aucun intérêt de donner une classe ET un id</text:p>
          </table:table-cell>
          <table:table-cell office:value-type="string">
            <text:p>soit classe soit ID</text:p>
          </table:table-cell>
          <table:table-cell office:value-type="string">
            <text:p>privilégier la classe et réécrire son contenu</text:p>
          </table:table-cell>
          <table:table-cell table:number-columns-repeated="1019"/>
        </table:table-row>
        <table:table-row table:style-name="ro1">
          <table:table-cell/>
          <table:table-cell office:value-type="string">
            <text:p>&amp;rsquo;</text:p>
          </table:table-cell>
          <table:table-cell office:value-type="string">
            <text:p>aucun intérêt si la langue par définie est le francais (ancienne version html)</text:p>
          </table:table-cell>
          <table:table-cell office:value-type="string">
            <text:p>écrire en français</text:p>
          </table:table-cell>
          <table:table-cell office:value-type="string">
            <text:p>enlever &amp;rsquo; et mettre un guillement simple </text:p>
          </table:table-cell>
          <table:table-cell table:number-columns-repeated="1019"/>
        </table:table-row>
        <table:table-row table:style-name="ro1">
          <table:table-cell/>
          <table:table-cell office:value-type="string">
            <text:p>&amp;nbsp;</text:p>
          </table:table-cell>
          <table:table-cell office:value-type="string">
            <text:p>aucun intérêt ici</text:p>
          </table:table-cell>
          <table:table-cell table:number-columns-repeated="2" office:value-type="string">
            <text:p>l'enlever</text:p>
          </table:table-cell>
          <table:table-cell table:number-columns-repeated="1019"/>
        </table:table-row>
        <table:table-row table:style-name="ro1">
          <table:table-cell/>
          <table:table-cell office:value-type="string">
            <text:p>&lt;img alt="agence web, agence web paris, web design paris, stratégie web" src="img/citation.png" /&gt;</text:p>
          </table:table-cell>
          <table:table-cell office:value-type="string">
            <text:p>tromper google</text:p>
          </table:table-cell>
          <table:table-cell office:value-type="string">
            <text:p>écrire la citation dans une balise blockquote dédiée</text:p>
          </table:table-cell>
          <table:table-cell office:value-type="string">
            <text:p>écrire cette citation dans une balise blockquote</text:p>
          </table:table-cell>
          <table:table-cell office:value-type="string">
            <text:p><text:a xlink:href="https://developer.mozilla.org/fr/docs/Web/HTML/Element/blockquote">https://developer.mozilla.org/fr/docs/Web/HTML/Element/blockquote</text:a></text:p>
          </table:table-cell>
          <table:table-cell table:number-columns-repeated="1018"/>
        </table:table-row>
        <table:table-row table:style-name="ro1">
          <table:table-cell/>
          <table:table-cell office:value-type="string">
            <text:p>problème avec h3 et h2</text:p>
          </table:table-cell>
          <table:table-cell table:number-columns-repeated="1022"/>
        </table:table-row>
        <table:table-row table:style-name="ro1">
          <table:table-cell/>
          <table:table-cell office:value-type="string">
            <text:p>2 balises &lt;br&gt;</text:p>
          </table:table-cell>
          <table:table-cell office:value-type="string">
            <text:p>pas d'intérêt dans ce cas</text:p>
          </table:table-cell>
          <table:table-cell office:value-type="string">
            <text:p>utiliser css pour le style</text:p>
          </table:table-cell>
          <table:table-cell office:value-type="string">
            <text:p>utiliser margin</text:p>
          </table:table-cell>
          <table:table-cell table:number-columns-repeated="1019"/>
        </table:table-row>
        <table:table-row table:style-name="ro1">
          <table:table-cell/>
          <table:table-cell office:value-type="string">
            <text:p>toutes les images n'ont pas un attribut alt correct</text:p>
          </table:table-cell>
          <table:table-cell table:number-columns-repeated="1022"/>
        </table:table-row>
        <table:table-row table:style-name="ro1">
          <table:table-cell/>
          <table:table-cell office:value-type="string">
            <text:p>&lt;div class="keywords" style="color:#F3976C;"&gt;Agence web à paris, stratégie web, web design, illustrations, design de site web, site web, web, internet, site internet, site&lt;/div&gt;</text:p>
          </table:table-cell>
          <table:table-cell office:value-type="string">
            <text:p>black hat </text:p>
          </table:table-cell>
          <table:table-cell office:value-type="string">
            <text:p>supprimer ces balises keyword</text:p>
          </table:table-cell>
          <table:table-cell office:value-type="string">
            <text:p>supp la balise</text:p>
          </table:table-cell>
          <table:table-cell table:number-columns-repeated="1019"/>
        </table:table-row>
        <table:table-row table:style-name="ro1">
          <table:table-cell/>
          <table:table-cell office:value-type="string">
            <text:p>Annuaires 1 et 2</text:p>
          </table:table-cell>
          <table:table-cell office:value-type="string">
            <text:p>trop de liens link juice </text:p>
          </table:table-cell>
          <table:table-cell office:value-type="string">
            <text:p>liens uniquement pertinents</text:p>
          </table:table-cell>
          <table:table-cell office:value-type="string">
            <text:p>garder partenaires mais enlever le reste</text:p>
          </table:table-cell>
          <table:table-cell office:value-type="string">
            <text:p><text:a xlink:href="https://openclassrooms.com/fr/courses/5561431-augmentez-votre-trafic-grace-au-referencement-naturel-seo/5578346-augmentez-lautorite-de-votre-site">https://openclassrooms.com/fr/courses/5561431-augmentez-votre-trafic-grace-au-referencement-naturel-seo/5578346-augmentez-lautorite-de-votre-site</text:a></text:p>
          </table:table-cell>
          <table:table-cell table:number-columns-repeated="1018"/>
        </table:table-row>
        <table:table-row table:style-name="ro1">
          <table:table-cell/>
          <table:table-cell office:value-type="string">
            <text:p>style="color:#F3976C;"&gt;</text:p>
          </table:table-cell>
          <table:table-cell office:value-type="string">
            <text:p>style dans html</text:p>
          </table:table-cell>
          <table:table-cell office:value-type="string">
            <text:p>pas de style dans html uniquement css</text:p>
          </table:table-cell>
          <table:table-cell office:value-type="string">
            <text:p>déplacer ce style dans fichier css adapté</text:p>
          </table:table-cell>
          <table:table-cell table:number-columns-repeated="1019"/>
        </table:table-row>
        <table:table-row table:style-name="ro1">
          <table:table-cell/>
          <table:table-cell office:value-type="string">
            <text:p>fichier boostrap sert à rien</text:p>
          </table:table-cell>
          <table:table-cell table:number-columns-repeated="1022"/>
        </table:table-row>
        <table:table-row table:style-name="ro1">
          <table:table-cell/>
          <table:table-cell office:value-type="string">
            <text:p>fichier et-line.css sert à rien</text:p>
          </table:table-cell>
          <table:table-cell table:number-columns-repeated="1022"/>
        </table:table-row>
        <table:table-row table:style-name="ro1">
          <table:table-cell/>
          <table:table-cell office:value-type="string">
            <text:p>fichier font-awesome sert à rien</text:p>
          </table:table-cell>
          <table:table-cell table:number-columns-repeated="1022"/>
        </table:table-row>
        <table:table-row table:style-name="ro1">
          <table:table-cell/>
          <table:table-cell office:value-type="string">
            <text:p>google fonts est plus pratique pour un si petit site qui n'a pas sa propre police</text:p>
          </table:table-cell>
          <table:table-cell table:number-columns-repeated="1022"/>
        </table:table-row>
        <table:table-row table:style-name="ro1">
          <table:table-cell/>
          <table:table-cell office:value-type="string">
            <text:p>image .bmp</text:p>
          </table:table-cell>
          <table:table-cell office:value-type="string">
            <text:p>trop lourd comme image</text:p>
          </table:table-cell>
          <table:table-cell office:value-type="string">
            <text:p>petites photos d'illustrations donc jpg</text:p>
          </table:table-cell>
          <table:table-cell office:value-type="string">
            <text:p>utiliser .jpg</text:p>
          </table:table-cell>
          <table:table-cell table:number-columns-repeated="1019"/>
        </table:table-row>
        <table:table-row table:style-name="ro1">
          <table:table-cell/>
          <table:table-cell office:value-type="string">
            <text:p>fichier images svp qui servent à rien</text:p>
          </table:table-cell>
          <table:table-cell table:number-columns-repeated="1022"/>
        </table:table-row>
        <table:table-row table:style-name="ro1">
          <table:table-cell/>
          <table:table-cell office:value-type="string">
            <text:p>fichier image citations à enlever</text:p>
          </table:table-cell>
          <table:table-cell table:number-columns-repeated="1022"/>
        </table:table-row>
        <table:table-row table:style-name="ro1">
          <table:table-cell/>
          <table:table-cell office:value-type="string">
            <text:p>images background .bmp à enlever</text:p>
          </table:table-cell>
          <table:table-cell table:number-columns-repeated="1022"/>
        </table:table-row>
        <table:table-row table:style-name="ro1">
          <table:table-cell/>
          <table:table-cell office:value-type="string">
            <text:p>les images title à supp</text:p>
          </table:table-cell>
          <table:table-cell table:number-columns-repeated="1022"/>
        </table:table-row>
        <table:table-row table:style-name="ro1">
          <table:table-cell/>
          <table:table-cell office:value-type="string">
            <text:p>les fichiers js ne sont pas utiles pour un site vitrine de 2 petites pages</text:p>
          </table:table-cell>
          <table:table-cell table:number-columns-repeated="1022"/>
        </table:table-row>
        <table:table-row table:style-name="ro1">
          <table:table-cell/>
          <table:table-cell office:value-type="string">
            <text:p>site non responsive</text:p>
          </table:table-cell>
          <table:table-cell table:number-columns-repeated="1022"/>
        </table:table-row>
        <table:table-row table:style-name="ro1"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8000" number:language="fr" number:country="FR">
      <number:number number:min-integer-digits="1"/>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7-06">06/07/2022</text:date>, <text:time>12:21:09</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1$Win32 OpenOffice.org_project/4111m1$Build-9808</meta:generator>
    <dc:date>2022-07-06T12:21:09.45</dc:date>
    <dc:creator>THOMAS MASSON</dc:creator>
    <meta:editing-duration>PT2H38M47S</meta:editing-duration>
    <meta:editing-cycles>2</meta:editing-cycles>
    <meta:document-statistic meta:table-count="1" meta:cell-count="114" meta:object-count="0"/>
  </office:meta>
</office:document-meta>
</file>